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11" table:number-columns-repeated="1010"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09"/>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1017"/>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t;0;[.J8];0)" office:value-type="float" office:value="0">
            <text:p>0</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9"/>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t;0;[.J9];0)"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9"/>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t;0;[.J10];0)" office:value-type="float" office:value="0">
            <text:p>0</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9"/>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table:number-columns-repeated="2" office:value-type="float" office:value="1">
            <text:p>1</text:p>
          </table:table-cell>
          <table:table-cell office:value-type="float" office:value="0">
            <text:p>0</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t;0;[.J11];0)" office:value-type="float" office:value="38.1">
            <text:p>38.1</text:p>
          </table:table-cell>
          <table:table-cell table:number-columns-repeated="2"/>
          <table:table-cell office:value-type="string">
            <text:p>http://www.reichelt.de/Einplatinen-Computer/RASPBERRY-PI-B/3/index.html?&amp;ACTION=3&amp;LA=5&amp;ARTICLE=133474&amp;GROUPID=6666&amp;artnr=RASPBERRY+PI+B</text:p>
          </table:table-cell>
          <table:table-cell table:number-columns-repeated="1009"/>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table:number-columns-repeated="2" office:value-type="float" office:value="2">
            <text:p>2</text:p>
          </table:table-cell>
          <table:table-cell office:value-type="float" office:value="0">
            <text:p>0</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t;0;[.J12];0)" office:value-type="float" office:value="42.8">
            <text:p>42.8</text:p>
          </table:table-cell>
          <table:table-cell table:number-columns-repeated="2"/>
          <table:table-cell office:value-type="string">
            <text:p>http://www.reichelt.de/Erweiterungsboards/ARDUINO-SHD-MOT/3/index.html?&amp;ACTION=3&amp;LA=5&amp;ARTICLE=130164&amp;GROUPID=6669&amp;artnr=ARDUINO+SHD+MOT</text:p>
          </table:table-cell>
          <table:table-cell table:number-columns-repeated="1009"/>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t;0;[.J13];0)" office:value-type="float" office:value="0">
            <text:p>0</text:p>
          </table:table-cell>
          <table:table-cell table:number-columns-repeated="2"/>
          <table:table-cell office:value-type="string">
            <text:p>https://www.adafruit.com/products/1438</text:p>
          </table:table-cell>
          <table:table-cell table:number-columns-repeated="1009"/>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table:number-columns-repeated="4"/>
          <table:table-cell table:style-name="ce9" table:number-columns-repeated="2"/>
          <table:table-cell table:number-columns-repeated="1014"/>
        </table:table-row>
        <table:table-row table:style-name="ro4">
          <table:table-cell table:number-columns-repeated="3"/>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7])*[.I17]*IF([.H17]=&quot;$&quot;;[index.B$23];IF([.H17]=&quot;BP&quot;;[index.B$24];1)) + IF([.E17]&gt;0;[.J17];0)" office:value-type="float" office:value="0">
            <text:p>0</text:p>
          </table:table-cell>
          <table:table-cell table:formula="of:=([.E17]-[.G17])*[.I17]*IF([.H17]=&quot;$&quot;;[index.B$23];IF([.H17]=&quot;BP&quot;;[index.B$24];1)) + IF([.E17]&gt;0;[.J17];0)" office:value-type="float" office:value="0">
            <text:p>0</text:p>
          </table:table-cell>
          <table:table-cell table:number-columns-repeated="2"/>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9"/>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18])*[.I18]*IF([.H18]=&quot;$&quot;;[index.B$23];IF([.H18]=&quot;BP&quot;;[index.B$24];1)) + IF([.E18]&gt;0;[.J18];0)" office:value-type="float" office:value="11.17">
            <text:p>11.17</text:p>
          </table:table-cell>
          <table:table-cell table:formula="of:=([.E18]-[.G18])*[.I18]*IF([.H18]=&quot;$&quot;;[index.B$23];IF([.H18]=&quot;BP&quot;;[index.B$24];1)) + IF([.E18]&gt;0;[.J18];0)" office:value-type="float" office:value="11.17">
            <text:p>11.17</text:p>
          </table:table-cell>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9"/>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19])*[.I19]*IF([.H19]=&quot;$&quot;;[index.B$23];IF([.H19]=&quot;BP&quot;;[index.B$24];1)) + IF([.E19]&gt;0;[.J19];0)" office:value-type="float" office:value="50">
            <text:p>50</text:p>
          </table:table-cell>
          <table:table-cell table:formula="of:=([.E19]-[.G19])*[.I19]*IF([.H19]=&quot;$&quot;;[index.B$23];IF([.H19]=&quot;BP&quot;;[index.B$24];1)) + IF([.E19]&gt;0;[.J19];0)" office:value-type="float" office:value="50">
            <text:p>50</text:p>
          </table:table-cell>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9"/>
        </table:table-row>
        <table:table-row table:style-name="ro4">
          <table:table-cell table:number-columns-repeated="3"/>
          <table:table-cell table:style-name="ce12"/>
          <table:table-cell table:number-columns-repeated="4"/>
          <table:table-cell table:style-name="ce9" table:number-columns-repeated="3"/>
          <table:table-cell table:number-columns-repeated="1013"/>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2])*[.I22]*IF([.H22]=&quot;$&quot;;[index.B$23];IF([.H22]=&quot;BP&quot;;[index.B$24];1)) + [.J22]" office:value-type="float" office:value="1750">
            <text:p>1750</text:p>
          </table:table-cell>
          <table:table-cell table:formula="of:=([.E22]-[.G22])*[.I22]*IF([.H22]=&quot;$&quot;;[index.B$23];IF([.H22]=&quot;BP&quot;;[index.B$24];1)) + IF([.E22]&gt;0;[.J22];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3])*[.I23]*IF([.H23]=&quot;$&quot;;[index.B$23];IF([.H23]=&quot;BP&quot;;[index.B$24];1)) + [.J23]" office:value-type="float" office:value="103">
            <text:p>103</text:p>
          </table:table-cell>
          <table:table-cell table:formula="of:=([.E23]-[.G23])*[.I23]*IF([.H23]=&quot;$&quot;;[index.B$23];IF([.H23]=&quot;BP&quot;;[index.B$24];1)) + IF([.E23]&gt;0;[.J23];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24])*[.I24]*IF([.H24]=&quot;$&quot;;[index.B$23];IF([.H24]=&quot;BP&quot;;[index.B$24];1)) + [.J24]" office:value-type="float" office:value="139">
            <text:p>139</text:p>
          </table:table-cell>
          <table:table-cell table:formula="of:=([.E24]-[.G24])*[.I24]*IF([.H24]=&quot;$&quot;;[index.B$23];IF([.H24]=&quot;BP&quot;;[index.B$24];1)) + IF([.E24]&gt;0;[.J24];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LED System</text:p>
          </table:table-cell>
          <table:table-cell office:value-type="string">
            <text:p>conrad</text:p>
          </table:table-cell>
          <table:table-cell table:number-columns-repeated="2"/>
          <table:table-cell office:value-type="float" office:value="1">
            <text:p>1</text:p>
          </table:table-cell>
          <table:table-cell/>
          <table:table-cell office:value-type="float" office:value="0">
            <text:p>0</text:p>
          </table:table-cell>
          <table:table-cell table:number-columns-repeated="1017"/>
        </table:table-row>
        <table:table-row table:style-name="ro4">
          <table:table-cell table:style-name="ce6"/>
          <table:table-cell table:number-columns-repeated="1023"/>
        </table:table-row>
        <table:table-row table:style-name="ro4">
          <table:table-cell table:style-name="ce10" office:value-type="string">
            <text:p>GAS FLUX</text:p>
          </table:table-cell>
          <table:table-cell table:number-columns-repeated="2"/>
          <table:table-cell table:style-name="ce9"/>
          <table:table-cell table:number-columns-repeated="1020"/>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28])*[.I28]*IF([.H28]=&quot;$&quot;;[index.B$23];IF([.H28]=&quot;BP&quot;;[index.B$24];1)) + [.J28]" office:value-type="float" office:value="0">
            <text:p>0</text:p>
          </table:table-cell>
          <table:table-cell table:formula="of:=([.E28]-[.G28])*[.I28]*IF([.H28]=&quot;$&quot;;[index.B$23];IF([.H28]=&quot;BP&quot;;[index.B$24];1)) + IF([.E28]&gt;0;[.J28];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09"/>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29])*[.I29]*IF([.H29]=&quot;$&quot;;[index.B$23];IF([.H29]=&quot;BP&quot;;[index.B$24];1)) + [.J29]" office:value-type="float" office:value="97.01">
            <text:p>97.01</text:p>
          </table:table-cell>
          <table:table-cell table:formula="of:=([.E29]-[.G29])*[.I29]*IF([.H29]=&quot;$&quot;;[index.B$23];IF([.H29]=&quot;BP&quot;;[index.B$24];1)) + IF([.E29]&gt;0;[.J29];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0])*[.I30]*IF([.H30]=&quot;$&quot;;[index.B$23];IF([.H30]=&quot;BP&quot;;[index.B$24];1)) + [.J30]" office:value-type="float" office:value="0">
            <text:p>0</text:p>
          </table:table-cell>
          <table:table-cell table:formula="of:=([.E30]-[.G30])*[.I30]*IF([.H30]=&quot;$&quot;;[index.B$23];IF([.H30]=&quot;BP&quot;;[index.B$24];1)) + IF([.E30]&gt;0;[.J30];0)" office:value-type="float" office:value="0">
            <text:p>0</text:p>
          </table:table-cell>
          <table:table-cell table:number-columns-repeated="2"/>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28:.E30])"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1])*[.I31]*IF([.H31]=&quot;$&quot;;[index.B$23];IF([.H31]=&quot;BP&quot;;[index.B$24];1)) + [.J31]" office:value-type="float" office:value="70.31">
            <text:p>70.31</text:p>
          </table:table-cell>
          <table:table-cell table:formula="of:=([.E31]-[.G31])*[.I31]*IF([.H31]=&quot;$&quot;;[index.B$23];IF([.H31]=&quot;BP&quot;;[index.B$24];1)) + IF([.E31]&gt;0;[.J31];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9"/>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2])*[.I32]*IF([.H32]=&quot;$&quot;;[index.B$23];IF([.H32]=&quot;BP&quot;;[index.B$24];1)) + [.J32]" office:value-type="float" office:value="105.91">
            <text:p>105.91</text:p>
          </table:table-cell>
          <table:table-cell table:formula="of:=([.E32]-[.G32])*[.I32]*IF([.H32]=&quot;$&quot;;[index.B$23];IF([.H32]=&quot;BP&quot;;[index.B$24];1)) + IF([.E32]&gt;0;[.J32];0)"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9"/>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2])"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3])*[.I33]*IF([.H33]=&quot;$&quot;;[index.B$23];IF([.H33]=&quot;BP&quot;;[index.B$24];1)) + [.J33]" office:value-type="float" office:value="70.31">
            <text:p>70.31</text:p>
          </table:table-cell>
          <table:table-cell table:formula="of:=([.E33]-[.G33])*[.I33]*IF([.H33]=&quot;$&quot;;[index.B$23];IF([.H33]=&quot;BP&quot;;[index.B$24];1)) + IF([.E33]&gt;0;[.J33];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34])*[.I34]*IF([.H34]=&quot;$&quot;;[index.B$23];IF([.H34]=&quot;BP&quot;;[index.B$24];1)) + [.J34]" office:value-type="float" office:value="88.911">
            <text:p>88.911</text:p>
          </table:table-cell>
          <table:table-cell table:formula="of:=([.E34]-[.G34])*[.I34]*IF([.H34]=&quot;$&quot;;[index.B$23];IF([.H34]=&quot;BP&quot;;[index.B$24];1)) + IF([.E34]&gt;0;[.J34];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35])*[.I35]*IF([.H35]=&quot;$&quot;;[index.B$23];IF([.H35]=&quot;BP&quot;;[index.B$24];1)) + [.J35]" office:value-type="float" office:value="1133.237">
            <text:p>1133.237</text:p>
          </table:table-cell>
          <table:table-cell table:formula="of:=([.E35]-[.G35])*[.I35]*IF([.H35]=&quot;$&quot;;[index.B$23];IF([.H35]=&quot;BP&quot;;[index.B$24];1)) + IF([.E35]&gt;0;[.J35];0)"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9"/>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E36])*[.I36]*IF([.H36]=&quot;$&quot;;[index.B$23];IF([.H36]=&quot;BP&quot;;[index.B$24];1)) + [.J36]" office:value-type="float" office:value="7.832">
            <text:p>7.832</text:p>
          </table:table-cell>
          <table:table-cell table:formula="of:=([.E36]-[.G36])*[.I36]*IF([.H36]=&quot;$&quot;;[index.B$23];IF([.H36]=&quot;BP&quot;;[index.B$24];1)) + IF([.E36]&gt;0;[.J36];0)" office:value-type="float" office:value="7.832">
            <text:p>7.832</text:p>
          </table:table-cell>
          <table:table-cell table:number-columns-repeated="2"/>
          <table:table-cell office:value-type="string">
            <text:p>http://www.elecrow.com/temperature-humidity-sensor-proam2302-p-513.html</text:p>
          </table:table-cell>
          <table:table-cell table:number-columns-repeated="1009"/>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E37])*[.I37]*IF([.H37]=&quot;$&quot;;[index.B$23];IF([.H37]=&quot;BP&quot;;[index.B$24];1)) + [.J37]" office:value-type="float" office:value="2.2072">
            <text:p>2.2072</text:p>
          </table:table-cell>
          <table:table-cell table:formula="of:=([.E37]-[.G37])*[.I37]*IF([.H37]=&quot;$&quot;;[index.B$23];IF([.H37]=&quot;BP&quot;;[index.B$24];1)) + IF([.E37]&gt;0;[.J37];0)"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09"/>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38])*[.I38]*IF([.H38]=&quot;$&quot;;[index.B$23];IF([.H38]=&quot;BP&quot;;[index.B$24];1)) + [.J38]" office:value-type="float" office:value="0">
            <text:p>0</text:p>
          </table:table-cell>
          <table:table-cell table:formula="of:=([.E38]-[.G38])*[.I38]*IF([.H38]=&quot;$&quot;;[index.B$23];IF([.H38]=&quot;BP&quot;;[index.B$24];1)) + IF([.E38]&gt;0;[.J38];0)" office:value-type="float" office:value="0">
            <text:p>0</text:p>
          </table:table-cell>
          <table:table-cell table:number-columns-repeated="2"/>
          <table:table-cell office:value-type="string">
            <text:p>http://www.ebay.com/itm/110V-AC-2-Position-3-Way-NC-Electric-Control-Solenoid-Valve-for-Gas-Water-Air-/201490603437</text:p>
          </table:table-cell>
          <table:table-cell table:number-columns-repeated="1009"/>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39])*[.I39]*IF([.H39]=&quot;$&quot;;[index.B$23];IF([.H39]=&quot;BP&quot;;[index.B$24];1)) + [.J39]" office:value-type="float" office:value="0">
            <text:p>0</text:p>
          </table:table-cell>
          <table:table-cell table:formula="of:=([.E39]-[.G39])*[.I39]*IF([.H39]=&quot;$&quot;;[index.B$23];IF([.H39]=&quot;BP&quot;;[index.B$24];1)) + IF([.E39]&gt;0;[.J39];0)" office:value-type="float" office:value="0">
            <text:p>0</text:p>
          </table:table-cell>
          <table:table-cell table:number-columns-repeated="2"/>
          <table:table-cell office:value-type="string">
            <text:p>http://www.ebay.com/itm/DC-12V-ASCO-Three-Way-Solenoid-Valve-Micro-DC-Solenoid-Water-Valve-/181663619118</text:p>
          </table:table-cell>
          <table:table-cell table:number-columns-repeated="1009"/>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0])*[.I40]*IF([.H40]=&quot;$&quot;;[index.B$23];IF([.H40]=&quot;BP&quot;;[index.B$24];1)) + [.J40]" office:value-type="float" office:value="0">
            <text:p>0</text:p>
          </table:table-cell>
          <table:table-cell table:formula="of:=([.E40]-[.G40])*[.I40]*IF([.H40]=&quot;$&quot;;[index.B$23];IF([.H40]=&quot;BP&quot;;[index.B$24];1)) + IF([.E40]&gt;0;[.J40];0)" office:value-type="float" office:value="0">
            <text:p>0</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09"/>
        </table:table-row>
        <table:table-row table:style-name="ro4">
          <table:table-cell table:style-name="ce9"/>
          <table:table-cell table:number-columns-repeated="2"/>
          <table:table-cell table:style-name="ce9"/>
          <table:table-cell table:number-columns-repeated="1020"/>
        </table:table-row>
        <table:table-row table:style-name="ro4">
          <table:table-cell table:style-name="ce6" office:value-type="string">
            <text:p>LIQUID FLUX</text:p>
          </table:table-cell>
          <table:table-cell table:number-columns-repeated="102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1">
            <text:p>1</text:p>
          </table:table-cell>
          <table:table-cell/>
          <table:table-cell/>
          <table:table-cell office:value-type="string">
            <text:p>$</text:p>
          </table:table-cell>
          <table:table-cell office:value-type="float" office:value="35.8">
            <text:p>35.8</text:p>
          </table:table-cell>
          <table:table-cell office:value-type="float" office:value="14.89">
            <text:p>14.89</text:p>
          </table:table-cell>
          <table:table-cell table:formula="of:=([.E43])*[.I43]*IF([.H43]=&quot;$&quot;;[index.B$23];IF([.H43]=&quot;BP&quot;;[index.B$24];1)) + [.J43]" office:value-type="float" office:value="46.752">
            <text:p>46.752</text:p>
          </table:table-cell>
          <table:table-cell table:formula="of:=([.E43]-[.G43])*[.I43]*IF([.H43]=&quot;$&quot;;[index.B$23];IF([.H43]=&quot;BP&quot;;[index.B$24];1)) + IF([.E43]&gt;0;[.J43];0)" office:value-type="float" office:value="46.752">
            <text:p>46.752</text:p>
          </table:table-cell>
          <table:table-cell/>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9"/>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table:table-cell office:value-type="string">
            <text:p>$</text:p>
          </table:table-cell>
          <table:table-cell office:value-type="float" office:value="31.2">
            <text:p>31.2</text:p>
          </table:table-cell>
          <table:table-cell office:value-type="float" office:value="8.2">
            <text:p>8.2</text:p>
          </table:table-cell>
          <table:table-cell table:formula="of:=([.E44])*[.I44]*IF([.H44]=&quot;$&quot;;[index.B$23];IF([.H44]=&quot;BP&quot;;[index.B$24];1)) + [.J44]" office:value-type="float" office:value="8.2">
            <text:p>8.2</text:p>
          </table:table-cell>
          <table:table-cell table:formula="of:=([.E44]-[.G44])*[.I44]*IF([.H44]=&quot;$&quot;;[index.B$23];IF([.H44]=&quot;BP&quot;;[index.B$24];1)) + IF([.E44]&gt;0;[.J44];0)" office:value-type="float" office:value="0">
            <text:p>0</text:p>
          </table:table-cell>
          <table:table-cell/>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9"/>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45])*[.I45]*IF([.H45]=&quot;$&quot;;[index.B$23];IF([.H45]=&quot;BP&quot;;[index.B$24];1)) + [.J45]" office:value-type="float" office:value="0">
            <text:p>0</text:p>
          </table:table-cell>
          <table:table-cell table:formula="of:=([.E45]-[.G45])*[.I45]*IF([.H45]=&quot;$&quot;;[index.B$23];IF([.H45]=&quot;BP&quot;;[index.B$24];1)) + IF([.E45]&gt;0;[.J45];0)"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9"/>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46])*[.I46]*IF([.H46]=&quot;$&quot;;[index.B$23];IF([.H46]=&quot;BP&quot;;[index.B$24];1)) + [.J46]" office:value-type="float" office:value="0">
            <text:p>0</text:p>
          </table:table-cell>
          <table:table-cell table:formula="of:=([.E46]-[.G46])*[.I46]*IF([.H46]=&quot;$&quot;;[index.B$23];IF([.H46]=&quot;BP&quot;;[index.B$24];1)) + IF([.E46]&gt;0;[.J46];0)" office:value-type="float" office:value="0">
            <text:p>0</text:p>
          </table:table-cell>
          <table:table-cell table:number-columns-repeated="2"/>
          <table:table-cell office:value-type="string">
            <text:p><text:a xlink:href="https://www.adafruit.com/product/1150" xlink:type="simple">https://www.adafruit.com/product/1150</text:a></text:p>
          </table:table-cell>
          <table:table-cell table:number-columns-repeated="1009"/>
        </table:table-row>
        <table:table-row table:style-name="ro4">
          <table:table-cell table:style-name="ce9" office:value-type="string">
            <text:p>Peristaltic Pump, 12V, DC, 2 pce (looks like adafruit)</text:p>
          </table:table-cell>
          <table:table-cell office:value-type="string">
            <text:p>noname</text:p>
          </table:table-cell>
          <table:table-cell/>
          <table:table-cell table:style-name="ce12"/>
          <table:table-cell table:number-columns-repeated="2" office:value-type="float" office:value="1">
            <text:p>1</text:p>
          </table:table-cell>
          <table:table-cell office:value-type="float" office:value="0">
            <text:p>0</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47])*[.I47]*IF([.H47]=&quot;$&quot;;[index.B$23];IF([.H47]=&quot;BP&quot;;[index.B$24];1)) + [.J47]" office:value-type="float" office:value="21.93">
            <text:p>21.93</text:p>
          </table:table-cell>
          <table:table-cell table:formula="of:=([.E47]-[.G47])*[.I47]*IF([.H47]=&quot;$&quot;;[index.B$23];IF([.H47]=&quot;BP&quot;;[index.B$24];1)) + IF([.E47]&gt;0;[.J47];0)" office:value-type="float" office:value="21.93">
            <text:p>21.93</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9"/>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48])*[.I48]*IF([.H48]=&quot;$&quot;;[index.B$23];IF([.H48]=&quot;BP&quot;;[index.B$24];1)) + [.J48]" office:value-type="float" office:value="14.4">
            <text:p>14.4</text:p>
          </table:table-cell>
          <table:table-cell table:formula="of:=([.E48]-[.G48])*[.I48]*IF([.H48]=&quot;$&quot;;[index.B$23];IF([.H48]=&quot;BP&quot;;[index.B$24];1)) + IF([.E48]&gt;0;[.J48];0)" office:value-type="float" office:value="0">
            <text:p>0</text:p>
          </table:table-cell>
          <table:table-cell table:number-columns-repeated="2"/>
          <table:table-cell office:value-type="string">
            <text:p>http://www.digikey.de/product-search/de?keywords=ta7291p</text:p>
          </table:table-cell>
          <table:table-cell table:number-columns-repeated="1009"/>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table:number-columns-repeated="2" office:value-type="float" office:value="2">
            <text:p>2</text:p>
          </table:table-cell>
          <table:table-cell office:value-type="float" office:value="0">
            <text:p>0</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49])*[.I49]*IF([.H49]=&quot;$&quot;;[index.B$23];IF([.H49]=&quot;BP&quot;;[index.B$24];1)) + [.J49]" office:value-type="float" office:value="11.91404535112">
            <text:p>11.9140453511</text:p>
          </table:table-cell>
          <table:table-cell table:formula="of:=([.E49]-[.G49])*[.I49]*IF([.H49]=&quot;$&quot;;[index.B$23];IF([.H49]=&quot;BP&quot;;[index.B$24];1)) + IF([.E49]&gt;0;[.J49];0)" office:value-type="float" office:value="11.91404535112">
            <text:p>11.9140453511</text:p>
          </table:table-cell>
          <table:table-cell table:number-columns-repeated="2"/>
          <table:table-cell office:value-type="string">
            <text:p>http://www.littlediode.com/components/product.php?productid=77989</text:p>
          </table:table-cell>
          <table:table-cell table:number-columns-repeated="1009"/>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0])*[.I50]*IF([.H50]=&quot;$&quot;;[index.B$23];IF([.H50]=&quot;BP&quot;;[index.B$24];1)) + [.J50]" office:value-type="float" office:value="0">
            <text:p>0</text:p>
          </table:table-cell>
          <table:table-cell table:formula="of:=([.E50]-[.G50])*[.I50]*IF([.H50]=&quot;$&quot;;[index.B$23];IF([.H50]=&quot;BP&quot;;[index.B$24];1)) + IF([.E50]&gt;0;[.J50];0)"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1])*[.I51]*IF([.H51]=&quot;$&quot;;[index.B$23];IF([.H51]=&quot;BP&quot;;[index.B$24];1)) + [.J51]" office:value-type="float" office:value="0">
            <text:p>0</text:p>
          </table:table-cell>
          <table:table-cell table:formula="of:=([.E51]-[.G51])*[.I51]*IF([.H51]=&quot;$&quot;;[index.B$23];IF([.H51]=&quot;BP&quot;;[index.B$24];1)) + IF([.E51]&gt;0;[.J51];0)" office:value-type="float" office:value="0">
            <text:p>0</text:p>
          </table:table-cell>
          <table:table-cell table:number-columns-repeated="2"/>
          <table:table-cell office:value-type="string">
            <text:p>http://www.elecrow.com/weight-sensor-scales-kit-20kg-p-714.html</text:p>
          </table:table-cell>
          <table:table-cell table:number-columns-repeated="1009"/>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E52])*[.I52]*IF([.H52]=&quot;$&quot;;[index.B$23];IF([.H52]=&quot;BP&quot;;[index.B$24];1)) + [.J52]" office:value-type="float" office:value="15.842">
            <text:p>15.842</text:p>
          </table:table-cell>
          <table:table-cell table:formula="of:=([.E52]-[.G52])*[.I52]*IF([.H52]=&quot;$&quot;;[index.B$23];IF([.H52]=&quot;BP&quot;;[index.B$24];1)) + IF([.E52]&gt;0;[.J52];0)" office:value-type="float" office:value="15.842">
            <text:p>15.842</text:p>
          </table:table-cell>
          <table:table-cell table:number-columns-repeated="2"/>
          <table:table-cell office:value-type="string">
            <text:p>http://www.elecrow.com/weight-sensor-kit-3kg-p-883.html</text:p>
          </table:table-cell>
          <table:table-cell table:number-columns-repeated="1009"/>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E53])*[.I53]*IF([.H53]=&quot;$&quot;;[index.B$23];IF([.H53]=&quot;BP&quot;;[index.B$24];1)) + [.J53]" office:value-type="float" office:value="2.6522">
            <text:p>2.6522</text:p>
          </table:table-cell>
          <table:table-cell table:formula="of:=([.E53]-[.G53])*[.I53]*IF([.H53]=&quot;$&quot;;[index.B$23];IF([.H53]=&quot;BP&quot;;[index.B$24];1)) + IF([.E53]&gt;0;[.J53];0)" office:value-type="float" office:value="2.6522">
            <text:p>2.6522</text:p>
          </table:table-cell>
          <table:table-cell table:number-columns-repeated="1012"/>
        </table:table-row>
        <table:table-row table:style-name="ro4">
          <table:table-cell table:number-columns-repeated="3"/>
          <table:table-cell table:style-name="ce9"/>
          <table:table-cell table:number-columns-repeated="6"/>
          <table:table-cell table:formula="of:=SUM([.K6:.K52])" office:value-type="float" office:value="4007.80524535112">
            <text:p>4007.8052453511</text:p>
          </table:table-cell>
          <table:table-cell table:formula="of:=SUM([.L6:.L52])" office:value-type="float" office:value="248.54724535112">
            <text:p>248.5472453511</text:p>
          </table:table-cell>
          <table:table-cell table:formula="of:=[.L54]" office:value-type="float" office:value="248.54724535112">
            <text:p>248.5472453511</text:p>
          </table:table-cell>
          <table:table-cell table:style-name="ce6" office:value-type="string">
            <text:p>€</text:p>
          </table:table-cell>
          <table:table-cell table:number-columns-repeated="1010"/>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1023"/>
        </table:table-row>
        <table:table-row table:style-name="ro1">
          <table:table-cell table:number-columns-repeated="3"/>
          <table:table-cell table:style-name="Default"/>
          <table:table-cell table:style-name="ce14"/>
          <table:table-cell table:style-name="ce16"/>
          <table:table-cell table:style-name="ce18"/>
          <table:table-cell table:number-columns-repeated="5"/>
          <table:table-cell table:style-name="Default"/>
          <table:table-cell table:number-columns-repeated="1011"/>
        </table:table-row>
        <table:table-row table:style-name="ro4">
          <table:table-cell table:number-columns-repeated="7"/>
          <table:table-cell table:style-name="ce19"/>
          <table:table-cell table:number-columns-repeated="1016"/>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7"/>
          <table:table-cell table:style-name="ce20" table:number-columns-repeated="1010"/>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21"/>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7">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104847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02T15:44:47</dc:date>
    <meta:editing-duration>P2DT6H10M48S</meta:editing-duration>
    <meta:editing-cycles>655</meta:editing-cycles>
    <meta:generator>LibreOffice/3.5$Linux_x86 LibreOffice_project/350m1$Build-2</meta:generator>
    <dc:creator>Rainer Machne</dc:creator>
    <meta:printed-by>Rainer Machne</meta:printed-by>
    <meta:print-date>2016-01-20T17:16:17</meta:print-date>
    <meta:document-statistic meta:table-count="2" meta:cell-count="486" meta:object-count="0"/>
    <meta:user-defined meta:name="qrichtext">1</meta:user-defined>
  </office:meta>
</office:document-meta>
</file>